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ce2"/>
        <table:table-column table:style-name="co10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t_d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kappa_R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appa_P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kappa_P (Tsun)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kappa_R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appa_P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kappa_P (Tsun)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08:25.739484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4-19T03:03:28.811841564</dc:date>
    <meta:editing-duration>P2DT21H59M18S</meta:editing-duration>
    <meta:editing-cycles>8</meta:editing-cycles>
    <meta:generator>LibreOffice/6.4.5.2$Linux_X86_64 LibreOffice_project/40$Build-2</meta:generator>
    <meta:document-statistic meta:table-count="1" meta:cell-count="213" meta:object-count="0"/>
  </office:meta>
</office:document-meta>
</file>